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5600000300710B835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9252in" svg:height="3.8929in" draw:z-index="0"><draw:image xlink:href="Pictures/100000000000055600000300710B835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el </meta:initial-creator>
    <meta:creation-date>2021-02-04T19:08:42.90</meta:creation-date>
    <meta:document-statistic meta:table-count="0" meta:image-count="1" meta:object-count="0" meta:page-count="1" meta:paragraph-count="0" meta:word-count="0" meta:character-count="0"/>
    <dc:date>2021-02-04T19:09:22.15</dc:date>
    <dc:creator>joel </dc:creator>
    <meta:editing-duration>PT41S</meta:editing-duration>
    <meta:editing-cycles>1</meta:editing-cycles>
    <meta:generator>OpenOffice/4.1.8$Win32 OpenOffice.org_project/418m3$Build-9803</meta:generator>
  </office:meta>
</office:document-meta>
</file>